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T9" style:parent-style-name="Strong" style:family="text">
      <style:text-properties fo:font-weight="normal" style:font-weight-asian="normal" style:font-weight-complex="normal" style:text-underline-type="single" style:text-underline-style="solid" style:text-underline-width="auto" style:text-underline-mode="continuous"/>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office:automatic-styles>
  <office:body>
    <office:text text:use-soft-page-breaks="true">
      <text:p text:style-name="P1">BSP2 Scientific Question Ideas:</text:p>
      <text:p text:style-name="Normal">1)</text:p>
      <text:p text:style-name="Normal"><text:span text:style-name="T2">Policy-Based vs. Value-Based Methods:</text:span><text:s/>What are the relative advantages and disadvantages of policy-based reinforcement learning methods compared to value-based methods like Deep Q-Learning (in the context of Pong)?</text:p>
      <text:p text:style-name="P3">Value-Based Methods:</text:p>
      <text:p text:style-name="P4">Advantages:</text:p>
      <text:p text:style-name="Normal">Stability: Value-based methods, such as Deep Q-Learning, are known for their stability in learning. They aim to learn the value of being in a particular state and taking specific actions. This can lead to robust and consistent learning outcomes in games like Pong.</text:p>
      <text:p text:style-name="Normal">Off-Policy Learning: Deep Q-Learning can learn from historical experiences, making it sample-efficient and allowing it to reuse past experiences to improve the policy.</text:p>
      <text:p text:style-name="Normal">Exploration-Exploitation Balance: Value-based methods naturally handle the trade-off between exploration (trying new actions) and exploitation (using the best-known actions).</text:p>
      <text:p text:style-name="P5">Disadvantages:</text:p>
      <text:p text:style-name="Normal">Continuous Action Spaces: Value-based methods can face challenges in environments with continuous action spaces as they require discretization, which can lead to inaccuracies.</text:p>
      <text:p text:style-name="Normal">Limited to Single Optimal Action: Deep Q-Learning focuses on finding the best action for a given state but doesn't provide a full policy.</text:p>
      <text:p text:style-name="P6">Policy-Based Methods:</text:p>
      <text:p text:style-name="P7">Advantages:</text:p>
      <text:p text:style-name="Normal">Continuous Action Spaces: Policy-based methods handle continuous action spaces directly, making them well-suited for games with smooth, analog controls, such as Pong.</text:p>
      <text:p text:style-name="Normal">Stochastic Policies: They can represent stochastic policies, which can be beneficial when exploring a wide range of actions.</text:p>
      <text:p text:style-name="P8">Disadvantages:</text:p>
      <text:p text:style-name="Normal">Sample Inefficiency: Training policy-based methods can often require a large number of samples or episodes, which can be impractical in certain real-world applications.</text:p>
      <text:p text:style-name="Normal">High Variance: Policy-based methods can exhibit high variance in the learning process, which can make training unstable.</text:p>
      <text:p text:style-name="Normal"/>
      <text:p text:style-name="Normal"/>
      <text:p text:style-name="Normal"/>
      <text:soft-page-break/>
      <text:p text:style-name="Normal">2)</text:p>
      <text:p text:style-name="Normal"><text:span text:style-name="T9">Exploration vs. Exploitation</text:span><text:span text:style-name="T10">:</text:span><text:s/>How can the balance between exploration and exploitation in reinforcement learning be optimized for games like Pong, where exploration might be computationally expensive?</text:p>
      <text:p text:style-name="P11">Exploration:</text:p>
      <text:p text:style-name="Normal">In reinforcement learning, exploration refers to the agent's strategy of trying out different actions to discover their effects in the environment.</text:p>
      <text:p text:style-name="Normal">In the context of Pong, exploration might involve trying different paddle movements or shot angles to understand the game dynamics.</text:p>
      <text:p text:style-name="Normal">Exploration is vital for learning a good policy as it helps the agent discover potentially better actions that it hasn't tried before.</text:p>
      <text:p text:style-name="P12">Exploitation:</text:p>
      <text:p text:style-name="Normal">Exploitation, on the other hand, is the strategy of selecting actions that are known to yield high rewards based on the agent's current knowledge. In Pong, exploitation could mean choosing actions that the agent has already learned are effective for scoring points</text:p>
      <text:p text:style-name="Normal"/>
      <text:p text:style-name="Normal">Various methods/policies such as BoltzmannQPolicy (The policy currently being used in the technical part), Epsilon-Greedy Strategies, Learning Rate Scheduling, Model-Based Exploration, etc.. could be discussed in the context of Pong.</text:p>
      <text:p text:style-name="Normal"/>
      <text:p text:style-name="Normal">3)</text:p>
      <text:p text:style-name="Normal">What strategies and considerations should be taken into account when designing reward functions for Pong or similar games to effectively train an AI agent?</text:p>
      <text:p text:style-name="Normal">4)</text:p>
      <text:p text:style-name="Normal">What are effective reward shaping strategies for Pong? How can we design reward functions that guide the agent toward desired behaviors without introducing bia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yan Puglia</meta:initial-creator>
    <dc:creator>Ryan Puglia</dc:creator>
    <meta:creation-date>2023-10-19T10:57:00Z</meta:creation-date>
    <dc:date>2023-10-19T11:47:00Z</dc:date>
    <meta:template xlink:href="Normal" xlink:type="simple"/>
    <meta:editing-cycles>1</meta:editing-cycles>
    <meta:editing-duration>PT3000S</meta:editing-duration>
    <meta:document-statistic meta:page-count="2" meta:paragraph-count="6" meta:word-count="496" meta:character-count="3321" meta:row-count="23" meta:non-whitespace-character-count="2831"/>
  </office:meta>
</office:document-meta>
</file>